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1986in" table:align="center"/>
    </style:style>
    <style:style style:name="Table1.A" style:family="table-column">
      <style:table-column-properties style:column-width="4.1986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Preformatted_20_Text" style:list-style-name="L5"/>
    <style:style style:name="P17" style:family="paragraph" style:parent-style-name="Preformatted_20_Text">
      <style:paragraph-properties fo:margin-top="0in" fo:margin-bottom="0.1965in" loext:contextual-spacing="false"/>
    </style:style>
    <style:style style:name="P18" style:family="paragraph" style:parent-style-name="Preformatted_20_Text" style:list-style-name="L5">
      <style:paragraph-properties fo:margin-top="0in" fo:margin-bottom="0.1965in" loext:contextual-spacing="false"/>
    </style:style>
    <style:style style:name="T1" style:family="text">
      <style:text-properties fo:font-weight="bold"/>
    </style:style>
    <style:style style:name="T2"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tions ▿</text:p>
      <text:p text:style-name="Standard">Exercises ▿</text:p>
      <text:p text:style-name="P1">References ▿</text:p>
      <text:h text:style-name="Heading_20_1" text:outline-level="1">Lab 1: Booting a PC</text:h>
      <text:p text:style-name="Text_20_body"><text:span text:style-name="T1">Due Thursday, September 13, 2018</text:span> </text:p>
      <text:h text:style-name="Heading_20_2" text:outline-level="2"><text:bookmark text:name="Introduction"/>Introduction</text:h>
      <text:p text:style-name="Text_20_body">This lab is split into three parts. The first part concentrates on getting familiarized with x86 assembly language, the QEMU x86 emulator, and the PC's power-on bootstrap procedure. The second part examines the boot loader for our 6.828 kernel, which resides in the <text:span text:style-name="Teletype">boot</text:span> directory of the <text:span text:style-name="Teletype">lab</text:span> tree. Finally, the third part delves into the initial template for our 6.828 kernel itself, named JOS, which resides in the <text:span text:style-name="Teletype">kernel</text:span> directory. </text:p>
      <text:h text:style-name="Heading_20_3" text:outline-level="3"><text:bookmark text:name="Software-Setup"/>Software Setup</text:h>
      <text:p text:style-name="Text_20_body">The files you will need for this and subsequent lab assignments in this course are distributed using the <text:a xlink:type="simple" xlink:href="http://www.git-scm.com/" text:style-name="Internet_20_link" text:visited-style-name="Visited_20_Internet_20_Link">Git</text:a> version control system. To learn more about Git, take a look at the <text:a xlink:type="simple" xlink:href="http://www.kernel.org/pub/software/scm/git/docs/user-manual.html" text:style-name="Internet_20_link" text:visited-style-name="Visited_20_Internet_20_Link">Git user's manual</text:a>, or, if you are already familiar with other version control systems, you may find this <text:a xlink:type="simple" xlink:href="http://eagain.net/articles/git-for-computer-scientists/" text:style-name="Internet_20_link" text:visited-style-name="Visited_20_Internet_20_Link">CS-oriented overview of Git</text:a> useful. </text:p>
      <text:p text:style-name="Text_20_body">The URL for the course Git repository is <text:a xlink:type="simple" xlink:href="https://pdos.csail.mit.edu/6.828/2018/jos.git" text:style-name="Internet_20_link" text:visited-style-name="Visited_20_Internet_20_Link">https://pdos.csail.mit.edu/6.828/2018/jos.git</text:a>. To install the files in your Athena account, you need to <text:span text:style-name="T2">clone</text:span> the course repository, by running the commands below. You must use an x86 Athena machine; that is, <text:span text:style-name="Teletype">uname -a</text:span> should mention <text:span text:style-name="Teletype">i386 GNU/Linux</text:span> or <text:span text:style-name="Teletype">i686 GNU/Linux</text:span> or <text:span text:style-name="Teletype">x86_64 GNU/Linux</text:span>. You can log into a public Athena host with <text:span text:style-name="Teletype">ssh -X athena.dialup.mit.edu</text:span>. </text:p>
      <text:p text:style-name="Preformatted_20_Text">athena% <text:span text:style-name="User_20_Entry">mkdir ~/6.828</text:span></text:p>
      <text:p text:style-name="Preformatted_20_Text">athena% <text:span text:style-name="User_20_Entry">cd ~/6.828</text:span></text:p>
      <text:p text:style-name="Preformatted_20_Text">athena% <text:span text:style-name="User_20_Entry">add git</text:span></text:p>
      <text:p text:style-name="Preformatted_20_Text">athena% <text:span text:style-name="User_20_Entry">git clone https://pdos.csail.mit.edu/6.828/2018/jos.git lab</text:span></text:p>
      <text:p text:style-name="Preformatted_20_Text">Cloning into lab...</text:p>
      <text:p text:style-name="Preformatted_20_Text">athena% <text:span text:style-name="User_20_Entry">cd lab</text:span></text:p>
      <text:p text:style-name="P17">athena% </text:p>
      <text:p text:style-name="Text_20_body">Git allows you to keep track of the changes you make to the code. For example, if you are finished with one of the exercises, and want to checkpoint your progress, you can <text:span text:style-name="T2">commit</text:span> your changes by running: </text:p>
      <text:p text:style-name="Preformatted_20_Text">athena% <text:span text:style-name="User_20_Entry">git commit -am 'my solution for lab1 exercise 9'</text:span></text:p>
      <text:p text:style-name="Preformatted_20_Text">Created commit 60d2135: my solution for lab1 exercise 9</text:p>
      <text:p text:style-name="Preformatted_20_Text"><text:s/>1 files changed, 1 insertions(+), 0 deletions(-)</text:p>
      <text:p text:style-name="P17">athena% </text:p>
      <text:p text:style-name="Text_20_body">You can keep track of your changes by using the <text:span text:style-name="User_20_Entry">git diff</text:span> command. Running <text:span text:style-name="User_20_Entry">git diff</text:span> will display the changes to your code since your last commit, and <text:span text:style-name="User_20_Entry">git diff origin/lab1</text:span> will display the changes relative to the initial code supplied for this lab. Here, <text:span text:style-name="Teletype">origin/lab1</text:span> is the name of the git branch with the initial code you downloaded from our server for this assignment. </text:p>
      <text:p text:style-name="Text_20_body"><text:soft-page-break/>We have set up the appropriate compilers and simulators for you on Athena. To use them, run <text:span text:style-name="User_20_Entry">add -f 6.828</text:span>. You must run this command every time you log in (or add it to your <text:span text:style-name="Teletype">~/.environment</text:span> file). If you get obscure errors while compiling or running <text:span text:style-name="Teletype">qemu</text:span>, double check that you added the course locker.</text:p>
      <text:p text:style-name="Text_20_body">If you are working on a non-Athena machine, you'll need to install <text:span text:style-name="Teletype">qemu</text:span> and possibly <text:span text:style-name="Teletype">gcc</text:span> following the directions on the <text:a xlink:type="simple" xlink:href="https://pdos.csail.mit.edu/6.828/2018/tools.html" text:style-name="Internet_20_link" text:visited-style-name="Visited_20_Internet_20_Link">tools page</text:a>. We've made several useful debugging changes to <text:span text:style-name="Teletype">qemu</text:span> and some of the later labs depend on these patches, so you must build your own. If your machine uses a native ELF toolchain (such as Linux and most BSD's, but notably <text:span text:style-name="T2">not</text:span> OS X), you can simply install <text:span text:style-name="Teletype">gcc</text:span> from your package manager. Otherwise, follow the directions on the tools page. </text:p>
      <text:h text:style-name="Heading_20_3" text:outline-level="3"><text:bookmark text:name="Hand-In-Procedure"/>Hand-In Procedure</text:h>
      <text:p text:style-name="Text_20_body">You will turn in your assignments using the <text:a xlink:type="simple" xlink:href="https://6828.scripts.mit.edu/2018/handin.py/" text:style-name="Internet_20_link" text:visited-style-name="Visited_20_Internet_20_Link">submission website</text:a>. You need to request an API key from the submission website before you can turn in any assignments or labs. </text:p>
      <text:p text:style-name="Text_20_body">The lab code comes with GNU Make rules to make submission easier. After committing your final changes to the lab, type <text:span text:style-name="User_20_Entry">make handin</text:span> to submit your lab. </text:p>
      <text:p text:style-name="Preformatted_20_Text">athena% <text:span text:style-name="User_20_Entry">git commit -am "ready to submit my lab"</text:span></text:p>
      <text:p text:style-name="Preformatted_20_Text">[lab1 c2e3c8b] ready to submit my lab</text:p>
      <text:p text:style-name="Preformatted_20_Text"><text:s/>2 files changed, 18 insertions(+), 2 deletions(-)</text:p>
      <text:p text:style-name="Preformatted_20_Text"/>
      <text:p text:style-name="Preformatted_20_Text">athena% <text:span text:style-name="User_20_Entry">make handin</text:span></text:p>
      <text:p text:style-name="Preformatted_20_Text">git archive --prefix=lab1/ --format=tar HEAD | gzip &gt; lab1-handin.tar.gz</text:p>
      <text:p text:style-name="Preformatted_20_Text">Get an API key for yourself by visiting https://6828.scripts.mit.edu/2018/handin.py/</text:p>
      <text:p text:style-name="Preformatted_20_Text">Please enter your API key: XXXXXXXXXXXXXXXXXXXXXXXXXXXXXXXX</text:p>
      <text:p text:style-name="Preformatted_20_Text"><text:s text:c="2"/>%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50199 <text:s/>100 <text:s text:c="2"/>241 <text:s/>100 49958 <text:s text:c="3"/>414 <text:s/>85824 --:--:-- --:--:-- --:--:-- 85986</text:p>
      <text:p text:style-name="P17">athena%</text:p>
      <text:p text:style-name="Text_20_body"><text:span text:style-name="User_20_Entry">make handin</text:span> will store your API key in <text:span text:style-name="T2">myapi.key</text:span>. If you need to change your API key, just remove this file and let <text:span text:style-name="User_20_Entry">make handin</text:span> generate it again (<text:span text:style-name="T2">myapi.key</text:span> must not include newline characters). </text:p>
      <text:p text:style-name="Text_20_body">If use <text:span text:style-name="User_20_Entry">make handin</text:span> and you have either uncomitted changes or untracked files, you will see output similar to the following: </text:p>
      <text:p text:style-name="Preformatted_20_Text"><text:s/>M hello.c</text:p>
      <text:p text:style-name="Preformatted_20_Text">?? bar.c</text:p>
      <text:p text:style-name="Preformatted_20_Text">?? foo.pyc</text:p>
      <text:p text:style-name="P17">Untracked files will not be handed in. <text:s/>Continue? [y/N]</text:p>
      <text:p text:style-name="Text_20_body">Inspect the above lines and make sure all files that your lab solution needs are tracked i.e. not listed in a line that begins with <text:span text:style-name="User_20_Entry">??</text:span>. </text:p>
      <text:p text:style-name="Text_20_body">In the case that <text:span text:style-name="User_20_Entry">make handin</text:span> does not work properly, try fixing the problem with the curl or Git commands. Or you can run <text:span text:style-name="User_20_Entry">make tarball</text:span>. This will make a tar file for you, which you can then upload via our <text:a xlink:type="simple" xlink:href="https://6828.scripts.mit.edu/2018/handin.py/" text:style-name="Internet_20_link" text:visited-style-name="Visited_20_Internet_20_Link">web interface</text:a>. </text:p>
      <text:p text:style-name="Text_20_body"><text:soft-page-break/>You can run <text:span text:style-name="User_20_Entry">make grade</text:span> to test your solutions with the grading program. The <text:a xlink:type="simple" xlink:href="https://6828.scripts.mit.edu/2018/handin.py/" text:style-name="Internet_20_link" text:visited-style-name="Visited_20_Internet_20_Link">web interface</text:a> uses the same grading program to assign your lab submission a grade. You should check the output of the grader (it may take a few minutes since the grader runs periodically) and ensure that you received the grade which you expected. If the grades don't match, your lab submission probably has a bug -- check the output of the grader (resp-lab*.txt) to see which particular test failed. </text:p>
      <text:p text:style-name="Text_20_body">For Lab 1, you do not need to turn in answers to any of the questions below. (Do answer them for yourself though! They will help with the rest of the lab.) </text:p>
      <text:h text:style-name="Heading_20_2" text:outline-level="2"><text:bookmark text:name="Part-1--PC-Bootstrap"/>Part 1: PC Bootstrap</text:h>
      <text:p text:style-name="Text_20_body">The purpose of the first exercise is to introduce you to x86 assembly language and the PC bootstrap process, and to get you started with QEMU and QEMU/GDB debugging. You will not have to write any code for this part of the lab, but you should go through it anyway for your own understanding and be prepared to answer the questions posed below. </text:p>
      <text:h text:style-name="Heading_20_3" text:outline-level="3"><text:bookmark text:name="Getting-Started-with-x86-assembly"/>Getting Started with x86 assembly</text:h>
      <text:p text:style-name="Text_20_body">If you are not already familiar with x86 assembly language, you will quickly become familiar with it during this course! The <text:a xlink:type="simple" xlink:href="https://pdos.csail.mit.edu/6.828/2018/readings/pcasm-book.pdf" text:style-name="Internet_20_link" text:visited-style-name="Visited_20_Internet_20_Link">PC Assembly Language Book</text:a> is an excellent place to start. Hopefully, the book contains mixture of new and old material for you. </text:p>
      <text:p text:style-name="Text_20_body"><text:span text:style-name="T2">Warning:</text:span> Unfortunately the examples in the book are written for the NASM assembler, whereas we will be using the GNU assembler. NASM uses the so-called <text:span text:style-name="T2">Intel</text:span> syntax while GNU uses the <text:span text:style-name="T2">AT&amp;T</text:span> syntax. While semantically equivalent, an assembly file will differ quite a lot, at least superficially, depending on which syntax is used. Luckily the conversion between the two is pretty simple, and is covered in <text:a xlink:type="simple" xlink:href="http://www.delorie.com/djgpp/doc/brennan/brennan_att_inline_djgpp.html" text:style-name="Internet_20_link" text:visited-style-name="Visited_20_Internet_20_Link">Brennan's Guide to Inline Assembly</text:a>. </text:p>
      <text:section text:style-name="Sect1" text:name="Exercise-1">
        <text:p text:style-name="Text_20_body"/>
      </text:section>
      <text:p text:style-name="Text_20_body">Exercise 1. Familiarize yourself with the assembly language materials available on <text:a xlink:type="simple" xlink:href="https://pdos.csail.mit.edu/6.828/2018/reference.html" text:style-name="Internet_20_link" text:visited-style-name="Visited_20_Internet_20_Link">the 6.828 reference page</text:a>. You don't have to read them now, but you'll almost certainly want to refer to some of this material when reading and writing x86 assembly. </text:p>
      <text:p text:style-name="Text_20_body">We do recommend reading the section "The Syntax" in <text:a xlink:type="simple" xlink:href="http://www.delorie.com/djgpp/doc/brennan/brennan_att_inline_djgpp.html" text:style-name="Internet_20_link" text:visited-style-name="Visited_20_Internet_20_Link">Brennan's Guide to Inline Assembly</text:a>. It gives a good (and quite brief) description of the AT&amp;T assembly syntax we'll be using with the GNU assembler in JOS. </text:p>
      <text:p text:style-name="Text_20_body">Certainly the definitive reference for x86 assembly language programming is Intel's instruction set architecture reference, which you can find on <text:a xlink:type="simple" xlink:href="https://pdos.csail.mit.edu/6.828/2018/reference.html" text:style-name="Internet_20_link" text:visited-style-name="Visited_20_Internet_20_Link">the 6.828 reference page</text:a> in two flavors: an HTML edition of the old <text:a xlink:type="simple" xlink:href="https://pdos.csail.mit.edu/6.828/2018/readings/i386/toc.htm" text:style-name="Internet_20_link" text:visited-style-name="Visited_20_Internet_20_Link">80386 Programmer's Reference Manual</text:a>, which is much shorter and easier to navigate than more recent manuals but describes all of the x86 processor features that we will make use of in 6.828; and the full, latest and greatest <text:a xlink:type="simple" xlink:href="http://www.intel.com/content/www/us/en/processors/architectures-software-developer-manuals.html" text:style-name="Internet_20_link" text:visited-style-name="Visited_20_Internet_20_Link">IA-32 Intel Architecture Software Developer's Manuals</text:a> from Intel, covering all the features of the most recent processors that we won't need in class but you may be interested in learning about. An equivalent (and often friendlier) set of manuals is <text:a xlink:type="simple" xlink:href="http://developer.amd.com/resources/developer-guides-manuals/" text:style-name="Internet_20_link" text:visited-style-name="Visited_20_Internet_20_Link">available from AMD</text:a>. Save the Intel/AMD architecture manuals for later or use them for reference when you want to look up the definitive explanation of a particular processor feature or instruction.</text:p>
      <text:h text:style-name="Heading_20_3" text:outline-level="3"><text:bookmark text:name="Simulating-the-x86"/><text:soft-page-break/>Simulating the x86</text:h>
      <text:p text:style-name="Text_20_body">Instead of developing the operating system on a real, physical personal computer (PC), we use a program that faithfully emulates a complete PC: the code you write for the emulator will boot on a real PC too. Using an emulator simplifies debugging; you can, for example, set break points inside of the emulated x86, which is difficult to do with the silicon version of an x86. </text:p>
      <text:p text:style-name="Text_20_body">In 6.828 we will use the <text:a xlink:type="simple" xlink:href="http://www.qemu.org/" text:style-name="Internet_20_link" text:visited-style-name="Visited_20_Internet_20_Link">QEMU Emulator</text:a>, a modern and relatively fast emulator. While QEMU's built-in monitor provides only limited debugging support, QEMU can act as a remote debugging target for the <text:a xlink:type="simple" xlink:href="http://www.gnu.org/software/gdb/" text:style-name="Internet_20_link" text:visited-style-name="Visited_20_Internet_20_Link">GNU debugger</text:a> (GDB), which we'll use in this lab to step through the early boot process. </text:p>
      <text:p text:style-name="Text_20_body">To get started, extract the Lab 1 files into your own directory on Athena as described above in "Software Setup", then type <text:span text:style-name="User_20_Entry">make</text:span> (or <text:span text:style-name="User_20_Entry">gmake</text:span> on BSD systems) in the <text:span text:style-name="Teletype">lab</text:span> directory to build the minimal 6.828 boot loader and kernel you will start with. (It's a little generous to call the code we're running here a "kernel," but we'll flesh it out throughout the semester.) </text:p>
      <text:p text:style-name="Preformatted_20_Text">athena% <text:span text:style-name="User_20_Entry">cd lab</text:span></text:p>
      <text:p text:style-name="Preformatted_20_Text">athena% <text:span text:style-name="User_20_Entry">make</text:span></text:p>
      <text:p text:style-name="Preformatted_20_Text">+ as kern/entry.S</text:p>
      <text:p text:style-name="Preformatted_20_Text">+ cc kern/entrypgdir.c</text:p>
      <text:p text:style-name="Preformatted_20_Text">+ cc kern/init.c</text:p>
      <text:p text:style-name="Preformatted_20_Text">+ cc kern/console.c</text:p>
      <text:p text:style-name="Preformatted_20_Text">+ cc kern/monitor.c</text:p>
      <text:p text:style-name="Preformatted_20_Text">+ cc kern/printf.c</text:p>
      <text:p text:style-name="Preformatted_20_Text">+ cc kern/kdebug.c</text:p>
      <text:p text:style-name="Preformatted_20_Text">+ cc lib/printfmt.c</text:p>
      <text:p text:style-name="Preformatted_20_Text">+ cc lib/readline.c</text:p>
      <text:p text:style-name="Preformatted_20_Text">+ cc lib/string.c</text:p>
      <text:p text:style-name="Preformatted_20_Text">+ ld obj/kern/kernel</text:p>
      <text:p text:style-name="Preformatted_20_Text">+ as boot/boot.S</text:p>
      <text:p text:style-name="Preformatted_20_Text">+ cc -Os boot/main.c</text:p>
      <text:p text:style-name="Preformatted_20_Text">+ ld boot/boot</text:p>
      <text:p text:style-name="Preformatted_20_Text">boot block is 380 bytes (max 510)</text:p>
      <text:p text:style-name="P17">+ mk obj/kern/kernel.img</text:p>
      <text:p text:style-name="Text_20_body">(If you get errors like "undefined reference to `__udivdi3'", you probably don't have the 32-bit gcc multilib. If you're running Debian or Ubuntu, try installing the gcc-multilib package.) </text:p>
      <text:p text:style-name="Text_20_body">Now you're ready to run QEMU, supplying the file <text:span text:style-name="Teletype">obj/kern/kernel.img</text:span>, created above, as the contents of the emulated PC's "virtual hard disk." This hard disk image contains both our boot loader (<text:span text:style-name="Teletype">obj/boot/boot</text:span>) and our kernel (<text:span text:style-name="Teletype">obj/kernel</text:span>). </text:p>
      <text:p text:style-name="P17">athena% <text:span text:style-name="User_20_Entry">make qemu</text:span></text:p>
      <text:p text:style-name="Text_20_body">or </text:p>
      <text:p text:style-name="P17">athena% <text:span text:style-name="User_20_Entry">make qemu-nox</text:span></text:p>
      <text:p text:style-name="Text_20_body">This executes QEMU with the options required to set the hard disk and direct serial port output to the terminal. Some text should appear in the QEMU window:</text:p>
      <text:p text:style-name="Preformatted_20_Text">Booting from Hard Disk...</text:p>
      <text:p text:style-name="Preformatted_20_Text">6828 decimal is XXX octal!</text:p>
      <text:p text:style-name="Preformatted_20_Text">entering test_backtrace 5</text:p>
      <text:p text:style-name="Preformatted_20_Text">entering test_backtrace 4</text:p>
      <text:p text:style-name="Preformatted_20_Text"><text:soft-page-break/>entering test_backtrace 3</text:p>
      <text:p text:style-name="Preformatted_20_Text">entering test_backtrace 2</text:p>
      <text:p text:style-name="Preformatted_20_Text">entering test_backtrace 1</text:p>
      <text:p text:style-name="Preformatted_20_Text">entering test_backtrace 0</text:p>
      <text:p text:style-name="Preformatted_20_Text">leaving test_backtrace 0</text:p>
      <text:p text:style-name="Preformatted_20_Text">leaving test_backtrace 1</text:p>
      <text:p text:style-name="Preformatted_20_Text">leaving test_backtrace 2</text:p>
      <text:p text:style-name="Preformatted_20_Text">leaving test_backtrace 3</text:p>
      <text:p text:style-name="Preformatted_20_Text">leaving test_backtrace 4</text:p>
      <text:p text:style-name="Preformatted_20_Text">leaving test_backtrace 5</text:p>
      <text:p text:style-name="Preformatted_20_Text">Welcome to the JOS kernel monitor!</text:p>
      <text:p text:style-name="Preformatted_20_Text">Type 'help' for a list of commands.</text:p>
      <text:p text:style-name="P17">K&gt;</text:p>
      <text:p text:style-name="Text_20_body">Everything after '<text:span text:style-name="Teletype">Booting from Hard Disk...</text:span>' was printed by our skeletal JOS kernel; the <text:span text:style-name="Teletype">K&gt;</text:span> is the prompt printed by the small <text:span text:style-name="T2">monitor</text:span>, or interactive control program, that we've included in the kernel. If you used <text:span text:style-name="User_20_Entry">make qemu</text:span>, these lines printed by the kernel will appear in both the regular shell window from which you ran QEMU and the QEMU display window. This is because for testing and lab grading purposes we have set up the JOS kernel to write its console output not only to the virtual VGA display (as seen in the QEMU window), but also to the simulated PC's virtual serial port, which QEMU in turn outputs to its own standard output. Likewise, the JOS kernel will take input from both the keyboard and the serial port, so you can give it commands in either the VGA display window or the terminal running QEMU. Alternatively, you can use the serial console without the virtual VGA by running <text:span text:style-name="User_20_Entry">make qemu-nox</text:span>. This may be convenient if you are SSH'd into an Athena dialup. To quit qemu, type <text:span text:style-name="User_20_Entry">Ctrl+a x</text:span>. </text:p>
      <text:p text:style-name="Text_20_body">There are only two commands you can give to the kernel monitor, <text:span text:style-name="Teletype">help</text:span> and <text:span text:style-name="Teletype">kerninfo</text:span>. </text:p>
      <text:p text:style-name="Preformatted_20_Text">K&gt; <text:span text:style-name="User_20_Entry">help</text:span></text:p>
      <text:p text:style-name="Preformatted_20_Text">help - display this list of commands</text:p>
      <text:p text:style-name="Preformatted_20_Text">kerninfo - display information about the kernel</text:p>
      <text:p text:style-name="Preformatted_20_Text">K&gt; <text:span text:style-name="User_20_Entry">kerninfo</text:span></text:p>
      <text:p text:style-name="Preformatted_20_Text">Special kernel symbols:</text:p>
      <text:p text:style-name="Preformatted_20_Text"><text:s text:c="2"/>entry <text:s/>f010000c (virt) <text:s/>0010000c (phys)</text:p>
      <text:p text:style-name="Preformatted_20_Text"><text:s text:c="2"/>etext <text:s/>f0101a75 (virt) <text:s/>00101a75 (phys)</text:p>
      <text:p text:style-name="Preformatted_20_Text"><text:s text:c="2"/>edata <text:s/>f0112300 (virt) <text:s/>00112300 (phys)</text:p>
      <text:p text:style-name="Preformatted_20_Text"><text:s text:c="2"/>end <text:s text:c="3"/>f0112960 (virt) <text:s/>00112960 (phys)</text:p>
      <text:p text:style-name="Preformatted_20_Text">Kernel executable memory footprint: 75KB</text:p>
      <text:p text:style-name="P17">K&gt;</text:p>
      <text:p text:style-name="Text_20_body">The <text:span text:style-name="Teletype">help</text:span> command is obvious, and we will shortly discuss the meaning of what the <text:span text:style-name="Teletype">kerninfo</text:span> command prints. Although simple, it's important to note that this kernel monitor is running "directly" on the "raw (virtual) hardware" of the simulated PC. This means that you should be able to copy the contents of <text:span text:style-name="Teletype">obj/kern/kernel.img</text:span> onto the first few sectors of a <text:span text:style-name="T2">real</text:span> hard disk, insert that hard disk into a real PC, turn it on, and see exactly the same thing on the PC's real screen as you did above in the QEMU window. (We don't recommend you do this on a real machine with useful information on its hard disk, though, because copying <text:span text:style-name="Teletype">kernel.img</text:span> onto the beginning of its hard disk will trash the master boot record and the beginning of the first partition, effectively causing everything previously on the hard disk to be lost!) </text:p>
      <text:h text:style-name="Heading_20_3" text:outline-level="3"><text:bookmark text:name="The-PC-s-Physical-Address-Space"/><text:soft-page-break/>The PC's Physical Address Space</text:h>
      <text:p text:style-name="Text_20_body">We will now dive into a bit more detail about how a PC starts up. A PC's physical address space is hard-wired to have the following general layout: </text:p>
      <table:table table:name="Table1" table:style-name="Table1">
        <table:table-column table:style-name="Table1.A"/>
        <table:table-row>
          <table:table-cell table:style-name="Table1.A1" office:value-type="string">
            <text:p text:style-name="Preformatted_20_Text">+------------------+ <text:s/>&lt;- 0xFFFFFFFF (4GB)</text:p>
            <text:p text:style-name="Preformatted_20_Text">| <text:s text:c="5"/>32-bit <text:s text:c="5"/>|</text:p>
            <text:p text:style-name="Preformatted_20_Text">| <text:s/>memory mapped <text:s text:c="2"/>|</text:p>
            <text:p text:style-name="Preformatted_20_Text">| <text:s text:c="4"/>devices <text:s text:c="5"/>|</text:p>
            <text:p text:style-name="Preformatted_20_Text">| <text:s text:c="17"/>|</text:p>
            <text:p text:style-name="Preformatted_20_Text">/\/\/\/\/\/\/\/\/\/\</text:p>
            <text:p text:style-name="Preformatted_20_Text"/>
            <text:p text:style-name="Preformatted_20_Text">/\/\/\/\/\/\/\/\/\/\</text:p>
            <text:p text:style-name="Preformatted_20_Text">| <text:s text:c="17"/>|</text:p>
            <text:p text:style-name="Preformatted_20_Text">| <text:s text:c="5"/>Unused <text:s text:c="5"/>|</text:p>
            <text:p text:style-name="Preformatted_20_Text">| <text:s text:c="17"/>|</text:p>
            <text:p text:style-name="Preformatted_20_Text">+------------------+ <text:s/>&lt;- depends on amount of RAM</text:p>
            <text:p text:style-name="Preformatted_20_Text">| <text:s text:c="17"/>|</text:p>
            <text:p text:style-name="Preformatted_20_Text">| <text:s text:c="17"/>|</text:p>
            <text:p text:style-name="Preformatted_20_Text">| Extended Memory <text:s/>|</text:p>
            <text:p text:style-name="Preformatted_20_Text">| <text:s text:c="17"/>|</text:p>
            <text:p text:style-name="Preformatted_20_Text">| <text:s text:c="17"/>|</text:p>
            <text:p text:style-name="Preformatted_20_Text">+------------------+ <text:s/>&lt;- 0x00100000 (1MB)</text:p>
            <text:p text:style-name="Preformatted_20_Text">| <text:s text:c="4"/>BIOS ROM <text:s text:c="4"/>|</text:p>
            <text:p text:style-name="Preformatted_20_Text">+------------------+ <text:s/>&lt;- 0x000F0000 (960KB)</text:p>
            <text:p text:style-name="Preformatted_20_Text">| <text:s/>16-bit devices, |</text:p>
            <text:p text:style-name="Preformatted_20_Text">| <text:s/>expansion ROMs <text:s/>|</text:p>
            <text:p text:style-name="Preformatted_20_Text">+------------------+ <text:s/>&lt;- 0x000C0000 (768KB)</text:p>
            <text:p text:style-name="Preformatted_20_Text">| <text:s text:c="2"/>VGA Display <text:s text:c="3"/>|</text:p>
            <text:p text:style-name="Preformatted_20_Text">+------------------+ <text:s/>&lt;- 0x000A0000 (640KB)</text:p>
            <text:p text:style-name="Preformatted_20_Text">| <text:s text:c="17"/>|</text:p>
            <text:p text:style-name="Preformatted_20_Text">| <text:s text:c="3"/>Low Memory <text:s text:c="3"/>|</text:p>
            <text:p text:style-name="Preformatted_20_Text">| <text:s text:c="17"/>|</text:p>
            <text:p text:style-name="P17">+------------------+ <text:s/>&lt;- 0x00000000</text:p>
          </table:table-cell>
        </table:table-row>
      </table:table>
      <text:p text:style-name="Text_20_body">The first PCs, which were based on the 16-bit Intel 8088 processor, were only capable of addressing 1MB of physical memory. The physical address space of an early PC would therefore start at 0x00000000 but end at 0x000FFFFF instead of 0xFFFFFFFF. The 640KB area marked "Low Memory" was the <text:span text:style-name="T2">only</text:span> random-access memory (RAM) that an early PC could use; in fact the very earliest PCs only could be configured with 16KB, 32KB, or 64KB of RAM! </text:p>
      <text:p text:style-name="Text_20_body">The 384KB area from 0x000A0000 through 0x000FFFFF was reserved by the hardware for special uses such as video display buffers and firmware held in non-volatile memory. The most important part of this reserved area is the Basic Input/Output System (BIOS), which occupies the 64KB region from 0x000F0000 through 0x000FFFFF. In early PCs the BIOS was held in true read-only memory (ROM), but current PCs store the BIOS in updateable flash memory. The BIOS is responsible for performing basic system initialization such as activating the video card and checking the amount of memory installed. After performing this initialization, the BIOS loads the operating system from some appropriate location such as floppy disk, hard disk, CD-ROM, or the network, and passes control of the machine to the operating system. </text:p>
      <text:p text:style-name="Text_20_body">When Intel finally "broke the one megabyte barrier" with the 80286 and 80386 processors, which supported 16MB and 4GB physical address spaces respectively, the PC architects nevertheless preserved the original layout for the low 1MB of physical address space in order to ensure backward compatibility with existing software. Modern PCs therefore have a "hole" in physical <text:soft-page-break/>memory from 0x000A0000 to 0x00100000, dividing RAM into "low" or "conventional memory" (the first 640KB) and "extended memory" (everything else). In addition, some space at the very top of the PC's 32-bit physical address space, above all physical RAM, is now commonly reserved by the BIOS for use by 32-bit PCI devices. </text:p>
      <text:p text:style-name="Text_20_body">Recent x86 processors can support <text:span text:style-name="T2">more</text:span> than 4GB of physical RAM, so RAM can extend further above 0xFFFFFFFF. In this case the BIOS must arrange to leave a <text:span text:style-name="T2">second</text:span> hole in the system's RAM at the top of the 32-bit addressable region, to leave room for these 32-bit devices to be mapped. Because of design limitations JOS will use only the first 256MB of a PC's physical memory anyway, so for now we will pretend that all PCs have "only" a 32-bit physical address space. But dealing with complicated physical address spaces and other aspects of hardware organization that evolved over many years is one of the important practical challenges of OS development. </text:p>
      <text:h text:style-name="Heading_20_3" text:outline-level="3"><text:bookmark text:name="The-ROM-BIOS"/>The ROM BIOS</text:h>
      <text:p text:style-name="Text_20_body">In this portion of the lab, you'll use QEMU's debugging facilities to investigate how an IA-32 compatible computer boots.</text:p>
      <text:p text:style-name="Text_20_body">Open two terminal windows and <text:span text:style-name="User_20_Entry">cd</text:span> both shells into your lab directory. In one, enter <text:span text:style-name="User_20_Entry">make qemu-gdb</text:span> (or <text:span text:style-name="User_20_Entry">make qemu-nox-gdb</text:span>). This starts up QEMU, but QEMU stops just before the processor executes the first instruction and waits for a debugging connection from GDB. In the second terminal, from the same directory you ran <text:span text:style-name="Teletype">make</text:span>, run <text:span text:style-name="User_20_Entry">make gdb</text:span>. You should see something like this,</text:p>
      <text:p text:style-name="Preformatted_20_Text">athena% <text:span text:style-name="User_20_Entry">make gdb</text:span></text:p>
      <text:p text:style-name="Preformatted_20_Text">GNU gdb (GDB) 6.8-debian</text:p>
      <text:p text:style-name="Preformatted_20_Text">Copyright (C) 2008 Free Software Foundation, Inc.</text:p>
      <text:p text:style-name="Preformatted_20_Text">License GPLv3+: GNU GPL version 3 or later &lt;http://gnu.org/licenses/gpl.html&gt;</text:p>
      <text:p text:style-name="Preformatted_20_Text">This is free software: you are free to change and redistribute it.</text:p>
      <text:p text:style-name="Preformatted_20_Text">There is NO WARRANTY, to the extent permitted by law. <text:s/>Type "show copying"</text:p>
      <text:p text:style-name="Preformatted_20_Text">and "show warranty" for details.</text:p>
      <text:p text:style-name="Preformatted_20_Text">This GDB was configured as "i486-linux-gnu".</text:p>
      <text:p text:style-name="Preformatted_20_Text">+ target remote localhost:26000</text:p>
      <text:p text:style-name="Preformatted_20_Text">The target architecture is assumed to be i8086</text:p>
      <text:p text:style-name="Preformatted_20_Text">[f000:fff0] 0xffff0: <text:s text:c="3"/>ljmp <text:s text:c="2"/>$0xf000,$0xe05b</text:p>
      <text:p text:style-name="Preformatted_20_Text">0x0000fff0 in ?? ()</text:p>
      <text:p text:style-name="Preformatted_20_Text">+ symbol-file obj/kern/kernel</text:p>
      <text:p text:style-name="P17">(gdb) </text:p>
      <text:p text:style-name="Text_20_body">We provided a <text:span text:style-name="Teletype">.gdbinit</text:span> file that set up GDB to debug the 16-bit code used during early boot and directed it to attach to the listening QEMU. (If it doesn't work, you may have to add an <text:span text:style-name="Teletype">add-auto-load-safe-path</text:span> in your <text:span text:style-name="Teletype">.gdbinit</text:span> in your home directory to convince <text:span text:style-name="Teletype">gdb</text:span> to process the <text:span text:style-name="Teletype">.gdbinit</text:span> we provided. <text:span text:style-name="Teletype">gdb</text:span> will tell you if you have to do this.) </text:p>
      <text:p text:style-name="Text_20_body">The following line:</text:p>
      <text:p text:style-name="P17">[f000:fff0] 0xffff0: <text:s text:c="3"/>ljmp <text:s text:c="2"/>$0xf000,$0xe05b</text:p>
      <text:p text:style-name="Text_20_body">is GDB's disassembly of the first instruction to be executed. From this output you can conclude a few things: </text:p>
      <text:list xml:id="list7222386703426015014" text:style-name="L1">
        <text:list-item>
          <text:p text:style-name="P9"><text:soft-page-break/>The IBM PC starts executing at physical address 0x000ffff0, which is at the very top of the 64KB area reserved for the ROM BIOS. </text:p>
        </text:list-item>
        <text:list-item>
          <text:p text:style-name="P9">The PC starts executing with <text:span text:style-name="Teletype">CS = 0xf000</text:span> and <text:span text:style-name="Teletype">IP = 0xfff0</text:span>. </text:p>
        </text:list-item>
        <text:list-item>
          <text:p text:style-name="P2">The first instruction to be executed is a <text:span text:style-name="Teletype">jmp</text:span> instruction, which jumps to the segmented address <text:span text:style-name="Teletype">CS = 0xf000</text:span> and <text:span text:style-name="Teletype">IP = 0xe05b</text:span>. </text:p>
        </text:list-item>
      </text:list>
      <text:p text:style-name="Text_20_body">Why does QEMU start like this? This is how Intel designed the 8088 processor, which IBM used in their original PC. Because the BIOS in a PC is "hard-wired" to the physical address range 0x000f0000-0x000fffff, this design ensures that the BIOS always gets control of the machine first after power-up or any system restart - which is crucial because on power-up there <text:span text:style-name="T2">is</text:span> no other software anywhere in the machine's RAM that the processor could execute. The QEMU emulator comes with its own BIOS, which it places at this location in the processor's simulated physical address space. On processor reset, the (simulated) processor enters real mode and sets CS to 0xf000 and the IP to 0xfff0, so that execution begins at that (CS:IP) segment address. How does the segmented address 0xf000:fff0 turn into a physical address? </text:p>
      <text:p text:style-name="Text_20_body">To answer that we need to know a bit about real mode addressing. In real mode (the mode that PC starts off in), address translation works according to the formula: <text:span text:style-name="T2">physical address</text:span> = 16 * <text:span text:style-name="T2">segment</text:span> + <text:span text:style-name="T2">offset</text:span>. So, when the PC sets CS to 0xf000 and IP to 0xfff0, the physical address referenced is:</text:p>
      <text:p text:style-name="Preformatted_20_Text"><text:s text:c="3"/>16 * 0xf000 + 0xfff0 <text:s text:c="2"/># in hex multiplication by 16 is</text:p>
      <text:p text:style-name="Preformatted_20_Text"><text:s text:c="3"/>= 0xf0000 + 0xfff0 <text:s text:c="4"/># easy--just append a 0.</text:p>
      <text:p text:style-name="P17"><text:s text:c="3"/>= 0xffff0 </text:p>
      <text:p text:style-name="Text_20_body"><text:span text:style-name="Teletype">0xffff0</text:span> is 16 bytes before the end of the BIOS (<text:span text:style-name="Teletype">0x100000</text:span>). Therefore we shouldn't be surprised that the first thing that the BIOS does is <text:span text:style-name="Teletype">jmp</text:span> backwards to an earlier location in the BIOS; after all how much could it accomplish in just 16 bytes? </text:p>
      <text:section text:style-name="Sect1" text:name="Exercise-2">
        <text:p text:style-name="Text_20_body"/>
      </text:section>
      <text:p text:style-name="Text_20_body">Exercise 2. Use GDB's <text:span text:style-name="User_20_Entry">si</text:span> (Step Instruction) command to trace into the ROM BIOS for a few more instructions, and try to guess what it might be doing. You might want to look at <text:a xlink:type="simple" xlink:href="http://web.archive.org/web/20040404164813/members.iweb.net.au/~pstorr/pcbook/book2/book2.htm" text:style-name="Internet_20_link" text:visited-style-name="Visited_20_Internet_20_Link">Phil Storrs I/O Ports Description</text:a>, as well as other materials on the <text:a xlink:type="simple" xlink:href="https://pdos.csail.mit.edu/6.828/2018/reference.html" text:style-name="Internet_20_link" text:visited-style-name="Visited_20_Internet_20_Link">6.828 reference materials page</text:a>. No need to figure out all the details - just the general idea of what the BIOS is doing first.</text:p>
      <text:p text:style-name="Text_20_body">When the BIOS runs, it sets up an interrupt descriptor table and initializes various devices such as the VGA display. This is where the "<text:span text:style-name="Teletype">Starting SeaBIOS</text:span>" message you see in the QEMU window comes from. </text:p>
      <text:p text:style-name="Text_20_body">After initializing the PCI bus and all the important devices the BIOS knows about, it searches for a bootable device such as a floppy, hard drive, or CD-ROM. Eventually, when it finds a bootable disk, the BIOS reads the <text:span text:style-name="T2">boot loader</text:span> from the disk and transfers control to it. </text:p>
      <text:h text:style-name="Heading_20_2" text:outline-level="2"><text:bookmark text:name="Part-2--The-Boot-Loader"/>Part 2: The Boot Loader</text:h>
      <text:p text:style-name="Text_20_body">Floppy and hard disks for PCs are divided into 512 byte regions called <text:span text:style-name="T2">sectors</text:span>. A sector is the disk's minimum transfer granularity: each read or write operation must be one or more sectors in size and aligned on a sector boundary. If the disk is bootable, the first sector is called the <text:span text:style-name="T2">boot sector</text:span>, since this is where the boot loader code resides. When the BIOS finds a bootable floppy or hard disk, it <text:soft-page-break/>loads the 512-byte boot sector into memory at physical addresses 0x7c00 through 0x7dff, and then uses a <text:span text:style-name="Teletype">jmp</text:span> instruction to set the CS:IP to <text:span text:style-name="Teletype">0000:7c00</text:span>, passing control to the boot loader. Like the BIOS load address, these addresses are fairly arbitrary - but they are fixed and standardized for PCs. </text:p>
      <text:p text:style-name="Text_20_body">The ability to boot from a CD-ROM came much later during the evolution of the PC, and as a result the PC architects took the opportunity to rethink the boot process slightly. As a result, the way a modern BIOS boots from a CD-ROM is a bit more complicated (and more powerful). CD-ROMs use a sector size of 2048 bytes instead of 512, and the BIOS can load a much larger boot image from the disk into memory (not just one sector) before transferring control to it. For more information, see the <text:a xlink:type="simple" xlink:href="https://pdos.csail.mit.edu/6.828/2018/readings/boot-cdrom.pdf" text:style-name="Internet_20_link" text:visited-style-name="Visited_20_Internet_20_Link">"El Torito" Bootable CD-ROM Format Specification</text:a>. </text:p>
      <text:p text:style-name="Text_20_body">For 6.828, however, we will use the conventional hard drive boot mechanism, which means that our boot loader must fit into a measly 512 bytes. The boot loader consists of one assembly language source file, <text:span text:style-name="Teletype">boot/boot.S</text:span>, and one C source file, <text:span text:style-name="Teletype">boot/main.c</text:span> Look through these source files carefully and make sure you understand what's going on. The boot loader must perform two main functions: </text:p>
      <text:list xml:id="list1381675027302169162" text:style-name="L2">
        <text:list-item>
          <text:p text:style-name="P10">First, the boot loader switches the processor from real mode to <text:span text:style-name="T2">32-bit protected mode</text:span>, because it is only in this mode that software can access all the memory above 1MB in the processor's physical address space. Protected mode is described briefly in sections 1.2.7 and 1.2.8 of <text:a xlink:type="simple" xlink:href="https://pdos.csail.mit.edu/6.828/2018/readings/pcasm-book.pdf" text:style-name="Internet_20_link" text:visited-style-name="Visited_20_Internet_20_Link">PC Assembly Language</text:a>, and in great detail in the Intel architecture manuals. At this point you only have to understand that translation of segmented addresses (segment:offset pairs) into physical addresses happens differently in protected mode, and that after the transition offsets are 32 bits instead of 16. </text:p>
        </text:list-item>
        <text:list-item>
          <text:p text:style-name="P3">Second, the boot loader reads the kernel from the hard disk by directly accessing the IDE disk device registers via the x86's special I/O instructions. If you would like to understand better what the particular I/O instructions here mean, check out the "IDE hard drive controller" section on <text:a xlink:type="simple" xlink:href="https://pdos.csail.mit.edu/6.828/2018/reference.html" text:style-name="Internet_20_link" text:visited-style-name="Visited_20_Internet_20_Link">the 6.828 reference page</text:a>. You will not need to learn much about programming specific devices in this class: writing device drivers is in practice a very important part of OS development, but from a conceptual or architectural viewpoint it is also one of the least interesting. </text:p>
        </text:list-item>
      </text:list>
      <text:p text:style-name="Text_20_body">After you understand the boot loader source code, look at the file <text:span text:style-name="Teletype">obj/boot/boot.asm</text:span>. This file is a disassembly of the boot loader that our GNUmakefile creates <text:span text:style-name="T2">after</text:span> compiling the boot loader. This disassembly file makes it easy to see exactly where in physical memory all of the boot loader's code resides, and makes it easier to track what's happening while stepping through the boot loader in GDB. Likewise, <text:span text:style-name="Teletype">obj/kern/kernel.asm</text:span> contains a disassembly of the JOS kernel, which can often be useful for debugging. </text:p>
      <text:p text:style-name="Text_20_body">You can set address breakpoints in GDB with the <text:span text:style-name="Teletype">b</text:span> command. For example, <text:span text:style-name="User_20_Entry">b *0x7c00</text:span> sets a breakpoint at address 0x7C00. Once at a breakpoint, you can continue execution using the <text:span text:style-name="User_20_Entry">c</text:span> and <text:span text:style-name="User_20_Entry">si</text:span> commands: <text:span text:style-name="User_20_Entry">c</text:span> causes QEMU to continue execution until the next breakpoint (or until you press <text:span text:style-name="User_20_Entry">Ctrl-C</text:span> in GDB), and <text:span text:style-name="User_20_Entry">si </text:span><text:span text:style-name="User_20_Entry"><text:span text:style-name="T2">N</text:span></text:span> steps through the instructions <text:span text:style-name="Teletype"><text:span text:style-name="T2">N</text:span></text:span> at a time. </text:p>
      <text:p text:style-name="Text_20_body">To examine instructions in memory (besides the immediate next one to be executed, which GDB prints automatically), you use the <text:span text:style-name="User_20_Entry">x/i</text:span> command. This command has the syntax <text:span text:style-name="User_20_Entry">x/</text:span><text:span text:style-name="User_20_Entry"><text:span text:style-name="T2">N</text:span></text:span><text:span text:style-name="User_20_Entry">i </text:span><text:span text:style-name="User_20_Entry"><text:span text:style-name="T2">ADDR</text:span></text:span>, <text:soft-page-break/>where <text:span text:style-name="T2">N</text:span> is the number of consecutive instructions to disassemble and <text:span text:style-name="T2">ADDR</text:span> is the memory address at which to start disassembling. </text:p>
      <text:section text:style-name="Sect1" text:name="Exercise-3">
        <text:p text:style-name="Text_20_body"/>
      </text:section>
      <text:p text:style-name="Text_20_body">Exercise 3. Take a look at the <text:a xlink:type="simple" xlink:href="https://pdos.csail.mit.edu/6.828/2018/labguide.html" text:style-name="Internet_20_link" text:visited-style-name="Visited_20_Internet_20_Link">lab tools guide</text:a>, especially the section on GDB commands. Even if you're familiar with GDB, this includes some esoteric GDB commands that are useful for OS work.</text:p>
      <text:p text:style-name="Text_20_body">Set a breakpoint at address 0x7c00, which is where the boot sector will be loaded. Continue execution until that breakpoint. Trace through the code in <text:span text:style-name="Teletype">boot/boot.S</text:span>, using the source code and the disassembly file <text:span text:style-name="Teletype">obj/boot/boot.asm</text:span> to keep track of where you are. Also use the <text:span text:style-name="Teletype">x/i</text:span> command in GDB to disassemble sequences of instructions in the boot loader, and compare the original boot loader source code with both the disassembly in <text:span text:style-name="Teletype">obj/boot/boot.asm</text:span> and GDB. </text:p>
      <text:p text:style-name="Text_20_body">Trace into <text:span text:style-name="Teletype">bootmain()</text:span> in <text:span text:style-name="Teletype">boot/main.c</text:span>, and then into <text:span text:style-name="Teletype">readsect()</text:span>. Identify the exact assembly instructions that correspond to each of the statements in <text:span text:style-name="Teletype">readsect()</text:span>. Trace through the rest of <text:span text:style-name="Teletype">readsect()</text:span> and back out into <text:span text:style-name="Teletype">bootmain()</text:span>, and identify the begin and end of the <text:span text:style-name="Teletype">for</text:span> loop that reads the remaining sectors of the kernel from the disk. Find out what code will run when the loop is finished, set a breakpoint there, and continue to that breakpoint. Then step through the remainder of the boot loader. </text:p>
      <text:p text:style-name="Text_20_body">Be able to answer the following questions: </text:p>
      <text:list xml:id="list9020619638876992310" text:style-name="L3">
        <text:list-item>
          <text:p text:style-name="P11">At what point does the processor start executing 32-bit code? What exactly causes the switch from 16- to 32-bit mode? </text:p>
        </text:list-item>
        <text:list-item>
          <text:p text:style-name="P11">What is the <text:span text:style-name="T2">last</text:span> instruction of the boot loader executed, and what is the <text:span text:style-name="T2">first</text:span> instruction of the kernel it just loaded? </text:p>
        </text:list-item>
        <text:list-item>
          <text:p text:style-name="P11"><text:span text:style-name="T2">Where</text:span> is the first instruction of the kernel? </text:p>
        </text:list-item>
        <text:list-item>
          <text:p text:style-name="P4">How does the boot loader decide how many sectors it must read in order to fetch the entire kernel from disk? Where does it find this information? </text:p>
        </text:list-item>
      </text:list>
      <text:h text:style-name="Heading_20_3" text:outline-level="3"><text:bookmark text:name="-Loading-the-Kernel-"/>Loading the Kernel </text:h>
      <text:p text:style-name="Text_20_body">We will now look in further detail at the C language portion of the boot loader, in <text:span text:style-name="Teletype">boot/main.c</text:span>. But before doing so, this is a good time to stop and review some of the basics of C programming. </text:p>
      <text:section text:style-name="Sect1" text:name="Exercise-4">
        <text:p text:style-name="Text_20_body"/>
      </text:section>
      <text:p text:style-name="Text_20_body">Exercise 4. Read about programming with pointers in C. The best reference for the C language is <text:span text:style-name="T2">The C Programming Language</text:span> by Brian Kernighan and Dennis Ritchie (known as 'K&amp;R'). We recommend that students purchase this book (here is an <text:a xlink:type="simple" xlink:href="http://www.amazon.com/C-Programming-Language-2nd/dp/0131103628/sr=8-1/qid=1157812738/ref=pd_bbs_1/104-1502762-1803102?ie=UTF8&amp;s=books" text:style-name="Internet_20_link" text:visited-style-name="Visited_20_Internet_20_Link">Amazon Link</text:a>) or find one of <text:a xlink:type="simple" xlink:href="http://library.mit.edu/F/AI9Y4SJ2L5ELEE2TAQUAAR44XV5RTTQHE47P9MKP5GQDLR9A8X-10422?func=item-global&amp;doc_library=MIT01&amp;doc_number=000355242&amp;year=&amp;volume=&amp;sub_library=" text:style-name="Internet_20_link" text:visited-style-name="Visited_20_Internet_20_Link">MIT's 7 copies</text:a>. </text:p>
      <text:p text:style-name="Text_20_body">Read 5.1 (Pointers and Addresses) through 5.5 (Character Pointers and Functions) in K&amp;R. Then download the code for <text:a xlink:type="simple" xlink:href="https://pdos.csail.mit.edu/6.828/2018/labs/lab1/pointers.c" text:style-name="Internet_20_link" text:visited-style-name="Visited_20_Internet_20_Link">pointers.c</text:a>, run it, and make sure you understand where all of the printed values come from. In particular, make sure you understand where the pointer addresses in printed lines 1 and 6 come from, how all the values in printed lines 2 through 4 get there, and why the values printed in line 5 are seemingly corrupted. </text:p>
      <text:p text:style-name="Text_20_body"><text:soft-page-break/>There are other references on pointers in C (e.g., <text:a xlink:type="simple" xlink:href="https://pdos.csail.mit.edu/6.828/2018/readings/pointers.pdf" text:style-name="Internet_20_link" text:visited-style-name="Visited_20_Internet_20_Link">A tutorial by Ted Jensen</text:a> that cites K&amp;R heavily), though not as strongly recommended. </text:p>
      <text:p text:style-name="Text_20_body"><text:span text:style-name="T2">Warning:</text:span> Unless you are already thoroughly versed in C, do not skip or even skim this reading exercise. If you do not really understand pointers in C, you will suffer untold pain and misery in subsequent labs, and then eventually come to understand them the hard way. Trust us; you don't want to find out what "the hard way" is. </text:p>
      <text:p text:style-name="Text_20_body">To make sense out of <text:span text:style-name="Teletype">boot/main.c</text:span> you'll need to know what an ELF binary is. When you compile and link a C program such as the JOS kernel, the compiler transforms each C source ('<text:span text:style-name="Teletype">.c</text:span>') file into an <text:span text:style-name="T2">object</text:span> ('<text:span text:style-name="Teletype">.o</text:span>') file containing assembly language instructions encoded in the binary format expected by the hardware. The linker then combines all of the compiled object files into a single <text:span text:style-name="T2">binary image</text:span> such as <text:span text:style-name="Teletype">obj/kern/kernel</text:span>, which in this case is a binary in the ELF format, which stands for "Executable and Linkable Format". </text:p>
      <text:p text:style-name="Text_20_body">Full information about this format is available in <text:a xlink:type="simple" xlink:href="https://pdos.csail.mit.edu/6.828/2018/readings/elf.pdf" text:style-name="Internet_20_link" text:visited-style-name="Visited_20_Internet_20_Link">the ELF specification</text:a> on <text:a xlink:type="simple" xlink:href="https://pdos.csail.mit.edu/6.828/2018/reference.html" text:style-name="Internet_20_link" text:visited-style-name="Visited_20_Internet_20_Link">our reference page</text:a>, but you will not need to delve very deeply into the details of this format in this class. Although as a whole the format is quite powerful and complex, most of the complex parts are for supporting dynamic loading of shared libraries, which we will not do in this class. The <text:a xlink:type="simple" xlink:href="http://en.wikipedia.org/wiki/Executable_and_Linkable_Format" text:style-name="Internet_20_link" text:visited-style-name="Visited_20_Internet_20_Link">Wikipedia page</text:a> has a short description. </text:p>
      <text:p text:style-name="Text_20_body">For purposes of 6.828, you can consider an ELF executable to be a header with loading information, followed by several <text:span text:style-name="T2">program sections</text:span>, each of which is a contiguous chunk of code or data intended to be loaded into memory at a specified address. The boot loader does not modify the code or data; it loads it into memory and starts executing it. </text:p>
      <text:p text:style-name="Text_20_body">An ELF binary starts with a fixed-length <text:span text:style-name="T2">ELF header</text:span>, followed by a variable-length <text:span text:style-name="T2">program header</text:span> listing each of the program sections to be loaded. The C definitions for these ELF headers are in <text:span text:style-name="Teletype">inc/elf.h</text:span>. The program sections we're interested in are: </text:p>
      <text:list xml:id="list869520167744144594" text:style-name="L4">
        <text:list-item>
          <text:p text:style-name="P12"><text:span text:style-name="Teletype">.text</text:span>: The program's executable instructions. </text:p>
        </text:list-item>
        <text:list-item>
          <text:p text:style-name="P12"><text:span text:style-name="Teletype">.rodata</text:span>: Read-only data, such as ASCII string constants produced by the C compiler. (We will not bother setting up the hardware to prohibit writing, however.) </text:p>
        </text:list-item>
        <text:list-item>
          <text:p text:style-name="P5"><text:span text:style-name="Teletype">.data</text:span>: The data section holds the program's initialized data, such as global variables declared with initializers like <text:span text:style-name="Teletype">int x = 5;</text:span>. </text:p>
        </text:list-item>
      </text:list>
      <text:p text:style-name="Text_20_body">When the linker computes the memory layout of a program, it reserves space for <text:span text:style-name="T2">uninitialized</text:span> global variables, such as <text:span text:style-name="Teletype">int x;</text:span>, in a section called <text:span text:style-name="Teletype">.bss</text:span> that immediately follows <text:span text:style-name="Teletype">.data</text:span> in memory. C requires that "uninitialized" global variables start with a value of zero. Thus there is no need to store contents for <text:span text:style-name="Teletype">.bss</text:span> in the ELF binary; instead, the linker records just the address and size of the <text:span text:style-name="Teletype">.bss</text:span> section. The loader or the program itself must arrange to zero the <text:span text:style-name="Teletype">.bss</text:span> section. </text:p>
      <text:p text:style-name="Text_20_body">Examine the full list of the names, sizes, and link addresses of all the sections in the kernel executable by typing: </text:p>
      <text:p text:style-name="P17">athena% <text:span text:style-name="User_20_Entry">objdump -h obj/kern/kernel</text:span></text:p>
      <text:p text:style-name="P17">(If you compiled your own toolchain, you may need to use <text:span text:style-name="User_20_Entry">i386-jos-elf-objdump</text:span>)</text:p>
      <text:p text:style-name="Text_20_body"><text:soft-page-break/>You will see many more sections than the ones we listed above, but the others are not important for our purposes. Most of the others are to hold debugging information, which is typically included in the program's executable file but not loaded into memory by the program loader. </text:p>
      <text:p text:style-name="Text_20_body">Take particular note of the "VMA" (or <text:span text:style-name="T2">link address</text:span>) and the "LMA" (or <text:span text:style-name="T2">load address</text:span>) of the <text:span text:style-name="Teletype">.text</text:span> section. The load address of a section is the memory address at which that section should be loaded into memory. </text:p>
      <text:p text:style-name="Text_20_body">The link address of a section is the memory address from which the section expects to execute. The linker encodes the link address in the binary in various ways, such as when the code needs the address of a global variable, with the result that a binary usually won't work if it is executing from an address that it is not linked for. (It is possible to generate <text:span text:style-name="T2">position-independent</text:span> code that does not contain any such absolute addresses. This is used extensively by modern shared libraries, but it has performance and complexity costs, so we won't be using it in 6.828.) </text:p>
      <text:p text:style-name="Text_20_body">Typically, the link and load addresses are the same. For example, look at the <text:span text:style-name="Teletype">.text</text:span> section of the boot loader: </text:p>
      <text:p text:style-name="P17">athena% <text:span text:style-name="User_20_Entry">objdump -h obj/boot/boot.out</text:span></text:p>
      <text:p text:style-name="Text_20_body">The boot loader uses the ELF <text:span text:style-name="T2">program headers</text:span> to decide how to load the sections. The program headers specify which parts of the ELF object to load into memory and the destination address each should occupy. You can inspect the program headers by typing: </text:p>
      <text:p text:style-name="P17">athena% <text:span text:style-name="User_20_Entry">objdump -x obj/kern/kernel</text:span></text:p>
      <text:p text:style-name="Text_20_body">The program headers are then listed under "Program Headers" in the output of objdump. The areas of the ELF object that need to be loaded into memory are those that are marked as "LOAD". Other information for each program header is given, such as the virtual address ("vaddr"), the physical address ("paddr"), and the size of the loaded area ("memsz" and "filesz"). </text:p>
      <text:p text:style-name="Text_20_body">Back in boot/main.c, the <text:span text:style-name="Source_20_Text">ph-&gt;p_pa</text:span> field of each program header contains the segment's destination physical address (in this case, it really is a physical address, though the ELF specification is vague on the actual meaning of this field). </text:p>
      <text:p text:style-name="Text_20_body">The BIOS loads the boot sector into memory starting at address 0x7c00, so this is the boot sector's load address. This is also where the boot sector executes from, so this is also its link address. We set the link address by passing <text:span text:style-name="Teletype">-Ttext 0x7C00</text:span> to the linker in <text:span text:style-name="Teletype">boot/Makefrag</text:span>, so the linker will produce the correct memory addresses in the generated code. </text:p>
      <text:section text:style-name="Sect1" text:name="Exercise-5">
        <text:p text:style-name="Text_20_body"/>
      </text:section>
      <text:p text:style-name="Text_20_body">Exercise 5. Trace through the first few instructions of the boot loader again and identify the first instruction that would "break" or otherwise do the wrong thing if you were to get the boot loader's link address wrong. Then change the link address in <text:span text:style-name="Teletype">boot/Makefrag</text:span> to something wrong, run <text:span text:style-name="User_20_Entry">make clean</text:span>, recompile the lab with <text:span text:style-name="User_20_Entry">make</text:span>, and trace into the boot loader again to see what happens. Don't forget to change the link address back and <text:span text:style-name="User_20_Entry">make clean</text:span> again afterward! </text:p>
      <text:p text:style-name="Text_20_body">Look back at the load and link addresses for the kernel. Unlike the boot loader, these two addresses aren't the same: the kernel is telling the boot loader to load it into memory at a low address (1 <text:soft-page-break/>megabyte), but it expects to execute from a high address. We'll dig in to how we make this work in the next section. </text:p>
      <text:p text:style-name="Text_20_body">Besides the section information, there is one more field in the ELF header that is important to us, named <text:span text:style-name="Teletype">e_entry</text:span>. This field holds the link address of the <text:span text:style-name="T2">entry point</text:span> in the program: the memory address in the program's text section at which the program should begin executing. You can see the entry point: </text:p>
      <text:p text:style-name="P17">athena% <text:span text:style-name="User_20_Entry">objdump -f obj/kern/kernel</text:span></text:p>
      <text:p text:style-name="Text_20_body">You should now be able to understand the minimal ELF loader in <text:span text:style-name="Teletype">boot/main.c</text:span>. It reads each section of the kernel from disk into memory at the section's load address and then jumps to the kernel's entry point. </text:p>
      <text:section text:style-name="Sect1" text:name="Exercise-6">
        <text:p text:style-name="Text_20_body"/>
      </text:section>
      <text:p text:style-name="Text_20_body">Exercise 6. We can examine memory using GDB's <text:span text:style-name="User_20_Entry">x</text:span> command. The <text:a xlink:type="simple" xlink:href="https://sourceware.org/gdb/current/onlinedocs/gdb/Memory.html" text:style-name="Internet_20_link" text:visited-style-name="Visited_20_Internet_20_Link">GDB manual</text:a> has full details, but for now, it is enough to know that the command <text:span text:style-name="User_20_Entry">x/</text:span><text:span text:style-name="User_20_Entry"><text:span text:style-name="T2">N</text:span></text:span><text:span text:style-name="User_20_Entry">x </text:span><text:span text:style-name="User_20_Entry"><text:span text:style-name="T2">ADDR</text:span></text:span> prints <text:span text:style-name="Teletype"><text:span text:style-name="T2">N</text:span></text:span> words of memory at <text:span text:style-name="Teletype"><text:span text:style-name="T2">ADDR</text:span></text:span>. (Note that both '<text:span text:style-name="Teletype">x</text:span>'s in the command are lowercase.) <text:span text:style-name="T2">Warning</text:span>: The size of a word is not a universal standard. In GNU assembly, a word is two bytes (the 'w' in xorw, which stands for word, means 2 bytes). </text:p>
      <text:p text:style-name="Text_20_body">Reset the machine (exit QEMU/GDB and start them again). Examine the 8 words of memory at 0x00100000 at the point the BIOS enters the boot loader, and then again at the point the boot loader enters the kernel. Why are they different? What is there at the second breakpoint? (You do not really need to use QEMU to answer this question. Just think.) </text:p>
      <text:h text:style-name="Heading_20_2" text:outline-level="2"><text:bookmark text:name="Part-3--The-Kernel"/>Part 3: The Kernel</text:h>
      <text:p text:style-name="Text_20_body">We will now start to examine the minimal JOS kernel in a bit more detail. (And you will finally get to write some code!). Like the boot loader, the kernel begins with some assembly language code that sets things up so that C language code can execute properly. </text:p>
      <text:h text:style-name="Heading_20_3" text:outline-level="3"><text:bookmark text:name="Using-virtual-memory-to-work-around-position-dependence"/>Using virtual memory to work around position dependence</text:h>
      <text:p text:style-name="Text_20_body">When you inspected the boot loader's link and load addresses above, they matched perfectly, but there was a (rather large) disparity between the <text:span text:style-name="T2">kernel's</text:span> link address (as printed by objdump) and its load address. Go back and check both and make sure you can see what we're talking about. (Linking the kernel is more complicated than the boot loader, so the link and load addresses are at the top of <text:span text:style-name="Teletype">kern/kernel.ld</text:span>.) </text:p>
      <text:p text:style-name="Text_20_body">Operating system kernels often like to be linked and run at very high <text:span text:style-name="T2">virtual address</text:span>, such as 0xf0100000, in order to leave the lower part of the processor's virtual address space for user programs to use. The reason for this arrangement will become clearer in the next lab. </text:p>
      <text:p text:style-name="Text_20_body">Many machines don't have any physical memory at address 0xf0100000, so we can't count on being able to store the kernel there. Instead, we will use the processor's memory management hardware to map virtual address 0xf0100000 (the link address at which the kernel code <text:span text:style-name="T2">expects</text:span> to run) to physical address 0x00100000 (where the boot loader loaded the kernel into physical memory). This <text:soft-page-break/>way, although the kernel's virtual address is high enough to leave plenty of address space for user processes, it will be loaded in physical memory at the 1MB point in the PC's RAM, just above the BIOS ROM. This approach requires that the PC have at least a few megabytes of physical memory (so that physical address 0x00100000 works), but this is likely to be true of any PC built after about 1990. </text:p>
      <text:p text:style-name="Text_20_body">In fact, in the next lab, we will map the <text:span text:style-name="T2">entire</text:span> bottom 256MB of the PC's physical address space, from physical addresses 0x00000000 through 0x0fffffff, to virtual addresses 0xf0000000 through 0xffffffff respectively. You should now see why JOS can only use the first 256MB of physical memory. </text:p>
      <text:p text:style-name="Text_20_body">For now, we'll just map the first 4MB of physical memory, which will be enough to get us up and running. We do this using the hand-written, statically-initialized page directory and page table in <text:span text:style-name="Teletype">kern/entrypgdir.c</text:span>. For now, you don't have to understand the details of how this works, just the effect that it accomplishes. Up until <text:span text:style-name="Teletype">kern/entry.S</text:span> sets the <text:span text:style-name="Source_20_Text">CR0_PG</text:span> flag, memory references are treated as physical addresses (strictly speaking, they're linear addresses, but boot/boot.S set up an identity mapping from linear addresses to physical addresses and we're never going to change that). Once <text:span text:style-name="Source_20_Text">CR0_PG</text:span> is set, memory references are virtual addresses that get translated by the virtual memory hardware to physical addresses. <text:span text:style-name="Source_20_Text">entry_pgdir</text:span> translates virtual addresses in the range 0xf0000000 through 0xf0400000 to physical addresses 0x00000000 through 0x00400000, as well as virtual addresses 0x00000000 through 0x00400000 to physical addresses 0x00000000 through 0x00400000. Any virtual address that is not in one of these two ranges will cause a hardware exception which, since we haven't set up interrupt handling yet, will cause QEMU to dump the machine state and exit (or endlessly reboot if you aren't using the 6.828-patched version of QEMU). </text:p>
      <text:section text:style-name="Sect1" text:name="Exercise-7">
        <text:p text:style-name="Text_20_body"/>
      </text:section>
      <text:p text:style-name="Text_20_body">Exercise 7. Use QEMU and GDB to trace into the JOS kernel and stop at the <text:span text:style-name="Source_20_Text">movl %eax, %cr0</text:span>. Examine memory at 0x00100000 and at 0xf0100000. Now, single step over that instruction using the <text:span text:style-name="User_20_Entry">stepi</text:span> GDB command. Again, examine memory at 0x00100000 and at 0xf0100000. Make sure you understand what just happened. </text:p>
      <text:p text:style-name="Text_20_body">What is the first instruction <text:span text:style-name="T2">after</text:span> the new mapping is established that would fail to work properly if the mapping weren't in place? Comment out the <text:span text:style-name="Source_20_Text">movl %eax, %cr0</text:span> in <text:span text:style-name="Teletype">kern/entry.S</text:span>, trace into it, and see if you were right. </text:p>
      <text:h text:style-name="Heading_20_3" text:outline-level="3"><text:bookmark text:name="Formatted-Printing-to-the-Console"/>Formatted Printing to the Console</text:h>
      <text:p text:style-name="Text_20_body">Most people take functions like <text:span text:style-name="Teletype">printf()</text:span> for granted, sometimes even thinking of them as "primitives" of the C language. But in an OS kernel, we have to implement all I/O ourselves. </text:p>
      <text:p text:style-name="Text_20_body">Read through <text:span text:style-name="Teletype">kern/printf.c</text:span>, <text:span text:style-name="Teletype">lib/printfmt.c</text:span>, and <text:span text:style-name="Teletype">kern/console.c</text:span>, and make sure you understand their relationship. It will become clear in later labs why <text:span text:style-name="Teletype">printfmt.c</text:span> is located in the separate <text:span text:style-name="Teletype">lib</text:span> directory. </text:p>
      <text:section text:style-name="Sect1" text:name="Exercise-8">
        <text:p text:style-name="Text_20_body"/>
      </text:section>
      <text:p text:style-name="Text_20_body"><text:soft-page-break/>Exercise 8. We have omitted a small fragment of code - the code necessary to print octal numbers using patterns of the form "%o". Find and fill in this code fragment. </text:p>
      <text:p text:style-name="Text_20_body">Be able to answer the following questions: </text:p>
      <text:list xml:id="list4468356275005236164" text:style-name="L5">
        <text:list-item>
          <text:p text:style-name="P13">Explain the interface between <text:span text:style-name="Teletype">printf.c</text:span> and <text:span text:style-name="Teletype">console.c</text:span>. Specifically, what function does <text:span text:style-name="Teletype">console.c</text:span> export? How is this function used by <text:span text:style-name="Teletype">printf.c</text:span>? </text:p>
        </text:list-item>
        <text:list-item>
          <text:p text:style-name="P6">Explain the following from <text:span text:style-name="Teletype">console.c</text:span>: </text:p>
          <text:p text:style-name="P16">1 <text:s text:c="5"/>if (crt_pos &gt;= CRT_SIZE) {</text:p>
          <text:p text:style-name="P16">2 <text:s text:c="13"/>int i;</text:p>
          <text:p text:style-name="P16">3 <text:s text:c="13"/>memmove(crt_buf, crt_buf + CRT_COLS, (CRT_SIZE - CRT_COLS) * sizeof(uint16_t));</text:p>
          <text:p text:style-name="P16">4 <text:s text:c="13"/>for (i = CRT_SIZE - CRT_COLS; i &lt; CRT_SIZE; i++)</text:p>
          <text:p text:style-name="P16">5 <text:s text:c="21"/>crt_buf[i] = 0x0700 | ' ';</text:p>
          <text:p text:style-name="P16">6 <text:s text:c="13"/>crt_pos -= CRT_COLS;</text:p>
          <text:p text:style-name="P18">7 <text:s text:c="5"/>}</text:p>
        </text:list-item>
        <text:list-item>
          <text:p text:style-name="P6">For the following questions you might wish to consult the notes for Lecture 2. These notes cover GCC's calling convention on the x86. </text:p>
          <text:p text:style-name="P6">Trace the execution of the following code step-by-step: </text:p>
          <text:p text:style-name="P16">int x = 1, y = 3, z = 4;</text:p>
          <text:p text:style-name="P18">cprintf("x %d, y %x, z %d\n", x, y, z);</text:p>
          <text:list>
            <text:list-item>
              <text:p text:style-name="P13">In the call to <text:span text:style-name="Source_20_Text">cprintf()</text:span>, to what does <text:span text:style-name="Source_20_Text">fmt</text:span> point? To what does <text:span text:style-name="Source_20_Text">ap</text:span> point? </text:p>
            </text:list-item>
            <text:list-item>
              <text:p text:style-name="P13">List (in order of execution) each call to <text:span text:style-name="Source_20_Text">cons_putc</text:span>, <text:span text:style-name="Source_20_Text">va_arg</text:span>, and <text:span text:style-name="Source_20_Text">vcprintf</text:span>. For <text:span text:style-name="Source_20_Text">cons_putc</text:span>, list its argument as well. For <text:span text:style-name="Source_20_Text">va_arg</text:span>, list what <text:span text:style-name="Source_20_Text">ap</text:span> points to before and after the call. For <text:span text:style-name="Source_20_Text">vcprintf</text:span> list the values of its two arguments. </text:p>
            </text:list-item>
          </text:list>
        </text:list-item>
        <text:list-item>
          <text:p text:style-name="P6">Run the following code. </text:p>
          <text:p text:style-name="P16"><text:s text:c="4"/>unsigned int i = 0x00646c72;</text:p>
          <text:p text:style-name="P18"><text:s text:c="4"/>cprintf("H%x Wo%s", 57616, &amp;i);</text:p>
          <text:p text:style-name="P6">What is the output? Explain how this output is arrived at in the step-by-step manner of the previous exercise. <text:a xlink:type="simple" xlink:href="http://web.cs.mun.ca/~michael/c/ascii-table.html" text:style-name="Internet_20_link" text:visited-style-name="Visited_20_Internet_20_Link">Here's an ASCII table</text:a> that maps bytes to characters. </text:p>
          <text:p text:style-name="P6">The output depends on that fact that the x86 is little-endian. If the x86 were instead big-endian what would you set <text:span text:style-name="Source_20_Text">i</text:span> to in order to yield the same output? Would you need to change <text:span text:style-name="Source_20_Text">57616</text:span> to a different value?</text:p>
          <text:p text:style-name="P6"><text:a xlink:type="simple" xlink:href="http://www.webopedia.com/TERM/b/big_endian.html" text:style-name="Internet_20_link" text:visited-style-name="Visited_20_Internet_20_Link">Here's a description of little- and big-endian</text:a> and <text:a xlink:type="simple" xlink:href="http://www.networksorcery.com/enp/ien/ien137.txt" text:style-name="Internet_20_link" text:visited-style-name="Visited_20_Internet_20_Link">a more whimsical description</text:a>. </text:p>
        </text:list-item>
        <text:list-item>
          <text:p text:style-name="P6">In the following code, what is going to be printed after <text:span text:style-name="Source_20_Text">'y='</text:span>? (note: the answer is not a specific value.) Why does this happen? </text:p>
          <text:p text:style-name="P18"><text:s text:c="4"/>cprintf("x=%d y=%d", 3);</text:p>
        </text:list-item>
        <text:list-item>
          <text:p text:style-name="P6">Let's say that GCC changed its calling convention so that it pushed arguments on the stack in declaration order, so that the last argument is pushed last. How would you have to change <text:span text:style-name="Source_20_Text">cprintf</text:span> or its interface so that it would still be possible to pass it a variable number of arguments? </text:p>
        </text:list-item>
      </text:list>
      <text:p text:style-name="Text_20_body"><text:soft-page-break/>Challenge Enhance the console to allow text to be printed in different colors. The traditional way to do this is to make it interpret <text:a xlink:type="simple" xlink:href="http://rrbrandt.dee.ufcg.edu.br/en/docs/ansi/" text:style-name="Internet_20_link" text:visited-style-name="Visited_20_Internet_20_Link">ANSI escape sequences</text:a> embedded in the text strings printed to the console, but you may use any mechanism you like. There is plenty of information on <text:a xlink:type="simple" xlink:href="https://pdos.csail.mit.edu/6.828/2018/reference.html" text:style-name="Internet_20_link" text:visited-style-name="Visited_20_Internet_20_Link">the 6.828 reference page</text:a> and elsewhere on the web on programming the VGA display hardware. If you're feeling really adventurous, you could try switching the VGA hardware into a graphics mode and making the console draw text onto the graphical frame buffer. </text:p>
      <text:h text:style-name="Heading_20_3" text:outline-level="3"><text:bookmark text:name="The-Stack"/>The Stack</text:h>
      <text:p text:style-name="Text_20_body">In the final exercise of this lab, we will explore in more detail the way the C language uses the stack on the x86, and in the process write a useful new kernel monitor function that prints a <text:span text:style-name="T2">backtrace</text:span> of the stack: a list of the saved Instruction Pointer (IP) values from the nested <text:span text:style-name="Teletype">call</text:span> instructions that led to the current point of execution. </text:p>
      <text:section text:style-name="Sect1" text:name="Exercise-9">
        <text:p text:style-name="Text_20_body"/>
      </text:section>
      <text:p text:style-name="Text_20_body">Exercise 9. Determine where the kernel initializes its stack, and exactly where in memory its stack is located. How does the kernel reserve space for its stack? And at which "end" of this reserved area is the stack pointer initialized to point to? </text:p>
      <text:p text:style-name="Text_20_body">The x86 stack pointer (<text:span text:style-name="Teletype">esp</text:span> register) points to the lowest location on the stack that is currently in use. Everything <text:span text:style-name="T2">below</text:span> that location in the region reserved for the stack is free. Pushing a value onto the stack involves decreasing the stack pointer and then writing the value to the place the stack pointer points to. Popping a value from the stack involves reading the value the stack pointer points to and then increasing the stack pointer. In 32-bit mode, the stack can only hold 32-bit values, and esp is always divisible by four. Various x86 instructions, such as <text:span text:style-name="Teletype">call</text:span>, are "hard-wired" to use the stack pointer register. </text:p>
      <text:p text:style-name="Text_20_body">The <text:span text:style-name="Teletype">ebp</text:span> (base pointer) register, in contrast, is associated with the stack primarily by software convention. On entry to a C function, the function's <text:span text:style-name="T2">prologue</text:span> code normally saves the previous function's base pointer by pushing it onto the stack, and then copies the current <text:span text:style-name="Teletype">esp</text:span> value into <text:span text:style-name="Teletype">ebp</text:span> for the duration of the function. If all the functions in a program obey this convention, then at any given point during the program's execution, it is possible to trace back through the stack by following the chain of saved <text:span text:style-name="Teletype">ebp</text:span> pointers and determining exactly what nested sequence of function calls caused this particular point in the program to be reached. This capability can be particularly useful, for example, when a particular function causes an <text:span text:style-name="Teletype">assert</text:span> failure or <text:span text:style-name="Teletype">panic</text:span> because bad arguments were passed to it, but you aren't sure <text:span text:style-name="T2">who</text:span> passed the bad arguments. A stack backtrace lets you find the offending function. </text:p>
      <text:section text:style-name="Sect1" text:name="Exercise-10">
        <text:p text:style-name="Text_20_body"/>
      </text:section>
      <text:p text:style-name="Text_20_body">Exercise 10. To become familiar with the C calling conventions on the x86, find the address of the <text:span text:style-name="Source_20_Text">test_backtrace</text:span> function in <text:span text:style-name="Teletype">obj/kern/kernel.asm</text:span>, set a breakpoint there, and examine what happens each time it gets called after the kernel starts. How many 32-bit words does each recursive nesting level of <text:span text:style-name="Source_20_Text">test_backtrace</text:span> push on the stack, and what are those words?</text:p>
      <text:p text:style-name="Text_20_body"><text:soft-page-break/>Note that, for this exercise to work properly, you should be using the patched version of QEMU available on the <text:a xlink:type="simple" xlink:href="https://pdos.csail.mit.edu/6.828/2018/tools.html" text:style-name="Internet_20_link" text:visited-style-name="Visited_20_Internet_20_Link">tools</text:a> page or on Athena. Otherwise, you'll have to manually translate all breakpoint and memory addresses to linear addresses. </text:p>
      <text:p text:style-name="Text_20_body">The above exercise should give you the information you need to implement a stack backtrace function, which you should call <text:span text:style-name="Source_20_Text">mon_backtrace()</text:span>. A prototype for this function is already waiting for you in <text:span text:style-name="Teletype">kern/monitor.c</text:span>. You can do it entirely in C, but you may find the <text:span text:style-name="Source_20_Text">read_ebp()</text:span> function in <text:span text:style-name="Teletype">inc/x86.h</text:span> useful. You'll also have to hook this new function into the kernel monitor's command list so that it can be invoked interactively by the user. </text:p>
      <text:p text:style-name="Text_20_body">The backtrace function should display a listing of function call frames in the following format: </text:p>
      <text:p text:style-name="Preformatted_20_Text">Stack backtrace:</text:p>
      <text:p text:style-name="Preformatted_20_Text"><text:s text:c="2"/>ebp f0109e58 <text:s/>eip f0100a62 <text:s/>args 00000001 f0109e80 f0109e98 f0100ed2 00000031</text:p>
      <text:p text:style-name="Preformatted_20_Text"><text:s text:c="2"/>ebp f0109ed8 <text:s/>eip f01000d6 <text:s/>args 00000000 00000000 f0100058 f0109f28 00000061</text:p>
      <text:p text:style-name="P17"><text:s text:c="2"/>...</text:p>
      <text:p text:style-name="Text_20_body">Each line contains an <text:span text:style-name="Teletype">ebp</text:span>, <text:span text:style-name="Teletype">eip</text:span>, and <text:span text:style-name="Teletype">args</text:span>. The <text:span text:style-name="Teletype">ebp</text:span> value indicates the base pointer into the stack used by that function: i.e., the position of the stack pointer just after the function was entered and the function prologue code set up the base pointer. The listed <text:span text:style-name="Teletype">eip</text:span> value is the function's <text:span text:style-name="T2">return instruction pointer</text:span>: the instruction address to which control will return when the function returns. The return instruction pointer typically points to the instruction after the <text:span text:style-name="Teletype">call</text:span> instruction (why?). Finally, the five hex values listed after <text:span text:style-name="Teletype">args</text:span> are the first five arguments to the function in question, which would have been pushed on the stack just before the function was called. If the function was called with fewer than five arguments, of course, then not all five of these values will be useful. (Why can't the backtrace code detect how many arguments there actually are? How could this limitation be fixed?) </text:p>
      <text:p text:style-name="Text_20_body">The first line printed reflects the <text:span text:style-name="T2">currently executing</text:span> function, namely <text:span text:style-name="Source_20_Text">mon_backtrace</text:span> itself, the second line reflects the function that called <text:span text:style-name="Source_20_Text">mon_backtrace</text:span>, the third line reflects the function that called that one, and so on. You should print <text:span text:style-name="T2">all</text:span> the outstanding stack frames. By studying <text:span text:style-name="Teletype">kern/entry.S</text:span> you'll find that there is an easy way to tell when to stop. </text:p>
      <text:p text:style-name="Text_20_body">Here are a few specific points you read about in K&amp;R Chapter 5 that are worth remembering for the following exercise and for future labs. </text:p>
      <text:list xml:id="list1108617046043659055" text:style-name="L6">
        <text:list-item>
          <text:p text:style-name="P14">If <text:span text:style-name="Source_20_Text">int *p = (int*)100</text:span>, then <text:span text:style-name="Source_20_Text">(int)p + 1</text:span> and <text:span text:style-name="Source_20_Text">(int)(p + 1)</text:span> are different numbers: the first is <text:span text:style-name="Source_20_Text">101</text:span> but the second is <text:span text:style-name="Source_20_Text">104</text:span>. When adding an integer to a pointer, as in the second case, the integer is implicitly multiplied by the size of the object the pointer points to. </text:p>
        </text:list-item>
        <text:list-item>
          <text:p text:style-name="P14"><text:span text:style-name="Source_20_Text">p[i]</text:span> is defined to be the same as <text:span text:style-name="Source_20_Text">*(p+i)</text:span>, referring to the i'th object in the memory pointed to by p. The above rule for addition helps this definition work when the objects are larger than one byte. </text:p>
        </text:list-item>
        <text:list-item>
          <text:p text:style-name="P7"><text:span text:style-name="Source_20_Text">&amp;p[i]</text:span> is the same as <text:span text:style-name="Source_20_Text">(p+i)</text:span>, yielding the address of the i'th object in the memory pointed to by p. </text:p>
        </text:list-item>
      </text:list>
      <text:p text:style-name="Text_20_body">Although most C programs never need to cast between pointers and integers, operating systems frequently do. Whenever you see an addition involving a memory address, ask yourself whether it is <text:soft-page-break/>an integer addition or pointer addition and make sure the value being added is appropriately multiplied or not. </text:p>
      <text:section text:style-name="Sect1" text:name="Exercise-11">
        <text:p text:style-name="Text_20_body"/>
      </text:section>
      <text:p text:style-name="Text_20_body">Exercise 11. Implement the backtrace function as specified above. Use the same format as in the example, since otherwise the grading script will be confused. When you think you have it working right, run <text:span text:style-name="User_20_Entry">make grade</text:span> to see if its output conforms to what our grading script expects, and fix it if it doesn't. <text:span text:style-name="T2">After</text:span> you have handed in your Lab 1 code, you are welcome to change the output format of the backtrace function any way you like.</text:p>
      <text:p text:style-name="Text_20_body">If you use <text:span text:style-name="Source_20_Text">read_ebp()</text:span>, note that GCC may generate "optimized" code that calls <text:span text:style-name="Source_20_Text">read_ebp()</text:span> <text:span text:style-name="T2">before</text:span> <text:span text:style-name="Source_20_Text">mon_backtrace()</text:span>'s function prologue, which results in an incomplete stack trace (the stack frame of the most recent function call is missing). While we have tried to disable optimizations that cause this reordering, you may want to examine the assembly of <text:span text:style-name="Source_20_Text">mon_backtrace()</text:span> and make sure the call to <text:span text:style-name="Source_20_Text">read_ebp()</text:span> is happening after the function prologue. </text:p>
      <text:p text:style-name="Text_20_body">At this point, your backtrace function should give you the addresses of the function callers on the stack that lead to <text:span text:style-name="Source_20_Text">mon_backtrace()</text:span> being executed. However, in practice you often want to know the function names corresponding to those addresses. For instance, you may want to know which functions could contain a bug that's causing your kernel to crash. </text:p>
      <text:p text:style-name="Text_20_body">To help you implement this functionality, we have provided the function <text:span text:style-name="Source_20_Text">debuginfo_eip()</text:span>, which looks up <text:span text:style-name="Teletype">eip</text:span> in the symbol table and returns the debugging information for that address. This function is defined in <text:span text:style-name="Teletype">kern/kdebug.c</text:span>. </text:p>
      <text:section text:style-name="Sect1" text:name="Exercise-12">
        <text:p text:style-name="Text_20_body"/>
      </text:section>
      <text:p text:style-name="Text_20_body">Exercise 12. Modify your stack backtrace function to display, for each <text:span text:style-name="Teletype">eip</text:span>, the function name, source file name, and line number corresponding to that <text:span text:style-name="Teletype">eip</text:span>.</text:p>
      <text:p text:style-name="Text_20_body">In <text:span text:style-name="Source_20_Text">debuginfo_eip</text:span>, where do <text:span text:style-name="Teletype">__STAB_*</text:span> come from? This question has a long answer; to help you to discover the answer, here are some things you might want to do:</text:p>
      <text:list xml:id="list3253800940945079764" text:style-name="L7">
        <text:list-item>
          <text:p text:style-name="P15">look in the file <text:span text:style-name="Teletype">kern/kernel.ld</text:span> for <text:span text:style-name="Teletype">__STAB_*</text:span> </text:p>
        </text:list-item>
        <text:list-item>
          <text:p text:style-name="P15">run <text:span text:style-name="User_20_Entry">objdump -h obj/kern/kernel</text:span> </text:p>
        </text:list-item>
        <text:list-item>
          <text:p text:style-name="P15">run <text:span text:style-name="User_20_Entry">objdump -G obj/kern/kernel</text:span> </text:p>
        </text:list-item>
        <text:list-item>
          <text:p text:style-name="P15">run <text:span text:style-name="User_20_Entry">gcc -pipe -nostdinc -O2 -fno-builtin -I. -MD -Wall -Wno-format -DJOS_KERNEL -gstabs -c -S kern/init.c</text:span>, and look at init.s. </text:p>
        </text:list-item>
        <text:list-item>
          <text:p text:style-name="P8">see if the bootloader loads the symbol table in memory as part of loading the kernel binary </text:p>
        </text:list-item>
      </text:list>
      <text:p text:style-name="Text_20_body">Complete the implementation of <text:span text:style-name="Source_20_Text">debuginfo_eip</text:span> by inserting the call to <text:span text:style-name="Source_20_Text">stab_binsearch</text:span> to find the line number for an address.</text:p>
      <text:p text:style-name="Text_20_body">Add a <text:span text:style-name="Teletype">backtrace</text:span> command to the kernel monitor, and extend your implementation of <text:span text:style-name="Source_20_Text">mon_backtrace</text:span> to call <text:span text:style-name="Source_20_Text">debuginfo_eip</text:span> and print a line for each stack frame of the form:</text:p>
      <text:p text:style-name="Preformatted_20_Text">K&gt; backtrace</text:p>
      <text:p text:style-name="Preformatted_20_Text">Stack backtrace:</text:p>
      <text:p text:style-name="Preformatted_20_Text"><text:soft-page-break/><text:s text:c="2"/>ebp f010ff78 <text:s/>eip f01008ae <text:s/>args 00000001 f010ff8c 00000000 f0110580 00000000</text:p>
      <text:p text:style-name="Preformatted_20_Text"><text:s text:c="9"/>kern/monitor.c:143: monitor+106</text:p>
      <text:p text:style-name="Preformatted_20_Text"><text:s text:c="2"/>ebp f010ffd8 <text:s/>eip f0100193 <text:s/>args 00000000 00001aac 00000660 00000000 00000000</text:p>
      <text:p text:style-name="Preformatted_20_Text"><text:s text:c="9"/>kern/init.c:49: i386_init+59</text:p>
      <text:p text:style-name="Preformatted_20_Text"><text:s text:c="2"/>ebp f010fff8 <text:s/>eip f010003d <text:s/>args 00000000 00000000 0000ffff 10cf9a00 0000ffff</text:p>
      <text:p text:style-name="Preformatted_20_Text"><text:s text:c="9"/>kern/entry.S:70: &lt;unknown&gt;+0</text:p>
      <text:p text:style-name="P17">K&gt; </text:p>
      <text:p text:style-name="Text_20_body">Each line gives the file name and line within that file of the stack frame's <text:span text:style-name="Teletype">eip</text:span>, followed by the name of the function and the offset of the <text:span text:style-name="Teletype">eip</text:span> from the first instruction of the function (e.g., <text:span text:style-name="Teletype">monitor+106</text:span> means the return <text:span text:style-name="Teletype">eip</text:span> is 106 bytes past the beginning of <text:span text:style-name="Teletype">monitor</text:span>).</text:p>
      <text:p text:style-name="Text_20_body">Be sure to print the file and function names on a separate line, to avoid confusing the grading script.</text:p>
      <text:p text:style-name="Text_20_body">Tip: printf format strings provide an easy, albeit obscure, way to print non-null-terminated strings like those in STABS tables. <text:span text:style-name="Source_20_Text">printf("%.*s", length, string)</text:span> prints at most <text:span text:style-name="Source_20_Text">length</text:span> characters of <text:span text:style-name="Source_20_Text">string</text:span>. Take a look at the printf man page to find out why this works.</text:p>
      <text:p text:style-name="Text_20_body">You may find that some functions are missing from the backtrace. For example, you will probably see a call to <text:span text:style-name="Source_20_Text">monitor()</text:span> but not to <text:span text:style-name="Source_20_Text">runcmd()</text:span>. This is because the compiler in-lines some function calls. Other optimizations may cause you to see unexpected line numbers. If you get rid of the <text:span text:style-name="Teletype">-O2</text:span> from <text:span text:style-name="Teletype">GNUMakefile</text:span>, the backtraces may make more sense (but your kernel will run more slowly). </text:p>
      <text:p text:style-name="Text_20_body"><text:span text:style-name="T1">This completes the lab.</text:span> In the <text:span text:style-name="Teletype">lab</text:span> directory, commit your changes with <text:span text:style-name="User_20_Entry">git commit</text:span> and type <text:span text:style-name="User_20_Entry">make handin</text:span> to submit your cod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3:06:42.327779703</meta:creation-date>
    <dc:date>2019-01-16T13:07:02.913766102</dc:date>
    <meta:editing-duration>PT20S</meta:editing-duration>
    <meta:editing-cycles>1</meta:editing-cycles>
    <meta:document-statistic meta:table-count="1" meta:image-count="0" meta:object-count="0" meta:page-count="19" meta:paragraph-count="321" meta:word-count="8621" meta:character-count="51022" meta:non-whitespace-character-count="42153"/>
    <meta:generator>LibreOffice/5.1.6.2$Linux_X86_64 LibreOffice_project/10m0$Build-2</meta:generator>
  </office:meta>
</office:document-meta>
</file>